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c02b" officeooo:paragraph-rsid="0019c02b"/>
    </style:style>
    <style:style style:name="T1" style:family="text">
      <style:text-properties officeooo:rsid="0019c0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tab/><text:tab/><text:tab/><text:tab/><text:tab/>Ref.: H234</text:p>
      <text:p text:style-name="P1">Ajuntament de mao </text:p>
      <text:p text:style-name="P1"/>
      <text:p text:style-name="P1"/>
      <text:p text:style-name="P1">Hola Buenas desde el Ayuntamiento de mahon desde el departamento de el servicios de recaudacion os comunicamos que teneis hasta el proximo mes de abril para pagar el recibo de IBI</text:p>
      <text:p text:style-name="P1"/>
      <text:p text:style-name="P1"/>
      <text:p text:style-name="P1">Saludos cordiales</text:p>
      <text:p text:style-name="Standard"/>
      <text:p text:style-name="Standard">[rúbrica]</text:p>
      <text:p text:style-name="Standard"><text:tab/></text:p>
      <text:p text:style-name="Standard">Maria Puig i Comes</text:p>
      <text:p text:style-name="Standard">Assessora lingüística del Consell Insular de Menorca</text:p>
      <text:p text:style-name="Standard"/>
      <text:p text:style-name="Standard">Maó, 20 de febrer de 20<text:span text:style-name="T1">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9T13:29:14.507362729</meta:creation-date>
    <dc:date>2025-10-29T13:33:21.878589501</dc:date>
    <meta:editing-duration>PT4M7S</meta:editing-duration>
    <meta:editing-cycles>1</meta:editing-cycles>
    <meta:document-statistic meta:table-count="0" meta:image-count="0" meta:object-count="0" meta:page-count="1" meta:paragraph-count="9" meta:word-count="56" meta:character-count="339" meta:non-whitespace-character-count="279"/>
    <meta:generator>LibreOffice/24.2.7.2$Linux_X86_64 LibreOffice_project/420$Build-2</meta:generator>
  </office:meta>
</office:document-meta>
</file>